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702cm" fo:min-width="3.945cm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03cm" fo:min-width="3.945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8" style:family="graphic" style:parent-style-name="standard">
      <style:graphic-properties svg:stroke-color="#ff972f" draw:fill-color="#ffdbb6" draw:textarea-horizontal-align="justify" draw:textarea-vertical-align="middle" draw:auto-grow-height="false" fo:min-height="0.425cm" fo:min-width="1.296cm" loext:decorative="false"/>
      <style:paragraph-properties style:writing-mode="lr-tb"/>
    </style:style>
    <style:style style:name="gr1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862cm" fo:min-width="1.723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199cm" fo:min-width="0cm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standard">
      <style:graphic-properties svg:stroke-color="#ff972f" draw:fill-color="#ffdbb6" draw:textarea-horizontal-align="justify" draw:textarea-vertical-align="middle" draw:auto-grow-height="false" fo:min-height="0.648cm" fo:min-width="2.194cm" loext:decorative="false"/>
      <style:paragraph-properties style:writing-mode="lr-tb"/>
    </style:style>
    <style:style style:name="gr2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1" draw:marker-end-width="0.3cm" draw:fill="none" draw:textarea-vertical-align="top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b4c7dc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loext:graphic-properties draw:fill-color="#ffdbb6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b4c7dc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27cm" svg:x="2.587cm" svg:y="4.175cm">
          <text:p text:style-name="P1">Set STUDENTS_FILE to the data filenam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0.635cm" svg:x="2.587cm" svg:y="6.08cm">
          <text:p text:style-name="P1">Open the fil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445cm" svg:height="0.952cm" svg:x="2.587cm" svg:y="7.35cm">
          <text:p text:style-name="P1">Load the file into ‘students’ list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445cm" svg:height="0.953cm" svg:x="2.587cm" svg:y="10.208cm">
          <text:p text:style-name="P1">Print out original-list mess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809cm" svg:y1="5.445cm" svg:x2="4.809cm" svg:y2="6.08cm" draw:start-shape="id1" draw:start-glue-point="2" draw:end-shape="id2" draw:end-glue-point="0" svg:d="M4809 5445v635" svg:viewBox="0 0 1 636">
          <text:p/>
        </draw:connector>
        <draw:connector draw:style-name="gr6" draw:text-style-name="P3" draw:layer="layout" svg:x1="4.809cm" svg:y1="6.715cm" svg:x2="4.809cm" svg:y2="7.35cm" draw:start-shape="id2" draw:start-glue-point="2" draw:end-shape="id3" draw:end-glue-point="0" svg:d="M4809 6715v635" svg:viewBox="0 0 1 636">
          <text:p/>
        </draw:connector>
        <draw:connector draw:style-name="gr7" draw:text-style-name="P3" draw:layer="layout" svg:x1="4.809cm" svg:y1="8.302cm" svg:x2="4.809cm" svg:y2="8.937cm" draw:start-shape="id3" draw:start-glue-point="2" draw:end-shape="id4" draw:end-glue-point="0" svg:d="M4809 8302v635" svg:viewBox="0 0 1 636">
          <text:p/>
        </draw:connector>
        <draw:custom-shape draw:style-name="gr8" draw:text-style-name="P4" xml:id="id6" draw:id="id6" draw:layer="layout" svg:width="4.445cm" svg:height="0.635cm" svg:x="2.587cm" svg:y="11.796cm">
          <text:p text:style-name="P1">List Studen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445cm" svg:height="0.635cm" svg:x="2.587cm" svg:y="17.193cm">
          <text:p text:style-name="P1">Open the file for write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445cm" svg:height="0.635cm" svg:x="2.587cm" svg:y="13.066cm">
          <text:p text:style-name="P1">Append self to students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445cm" svg:height="0.953cm" svg:x="2.587cm" svg:y="14.335cm">
          <text:p text:style-name="P1">Print out modified-list messag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4.809cm" svg:y1="11.161cm" svg:x2="4.809cm" svg:y2="11.796cm" draw:start-shape="id5" draw:start-glue-point="2" draw:end-shape="id6" draw:end-glue-point="0" svg:d="M4809 11161v635" svg:viewBox="0 0 1 636">
          <text:p/>
        </draw:connector>
        <draw:connector draw:style-name="gr10" draw:text-style-name="P3" draw:layer="layout" svg:x1="4.809cm" svg:y1="12.431cm" svg:x2="4.809cm" svg:y2="13.066cm" draw:start-shape="id6" draw:start-glue-point="2" draw:end-shape="id7" draw:end-glue-point="0" svg:d="M4809 12431v635" svg:viewBox="0 0 1 636">
          <text:p/>
        </draw:connector>
        <draw:connector draw:style-name="gr11" draw:text-style-name="P3" draw:layer="layout" svg:x1="4.809cm" svg:y1="13.701cm" svg:x2="4.809cm" svg:y2="14.335cm" draw:start-shape="id7" draw:start-glue-point="2" draw:end-shape="id8" draw:end-glue-point="0" svg:d="M4809 13701v634" svg:viewBox="0 0 1 635">
          <text:p/>
        </draw:connector>
        <draw:custom-shape draw:style-name="gr8" draw:text-style-name="P4" xml:id="id9" draw:id="id9" draw:layer="layout" svg:width="4.445cm" svg:height="0.635cm" svg:x="2.587cm" svg:y="15.923cm">
          <text:p text:style-name="P1">List Students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4.809cm" svg:y1="15.288cm" svg:x2="4.809cm" svg:y2="15.923cm" draw:start-shape="id8" draw:start-glue-point="2" draw:end-shape="id9" draw:end-glue-point="0" svg:d="M4809 15288v635" svg:viewBox="0 0 1 636">
          <text:p/>
        </draw:connector>
        <draw:connector draw:style-name="gr13" draw:text-style-name="P3" draw:layer="layout" svg:x1="4.809cm" svg:y1="16.558cm" svg:x2="4.809cm" svg:y2="17.193cm" draw:start-shape="id9" draw:start-glue-point="2" draw:end-shape="id10" draw:end-glue-point="0" svg:d="M4809 16558v635" svg:viewBox="0 0 1 636">
          <text:p/>
        </draw:connector>
        <draw:custom-shape draw:style-name="gr3" draw:text-style-name="P2" xml:id="id11" draw:id="id11" draw:layer="layout" svg:width="4.445cm" svg:height="0.952cm" svg:x="2.587cm" svg:y="18.463cm">
          <text:p text:style-name="P1">Dump students back into the file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4.809cm" svg:y1="17.828cm" svg:x2="4.809cm" svg:y2="18.463cm" draw:start-shape="id10" draw:start-glue-point="2" draw:end-shape="id11" draw:end-glue-point="0" svg:d="M4809 17828v635" svg:viewBox="0 0 1 636">
          <text:p/>
        </draw:connector>
        <draw:custom-shape draw:style-name="gr2" draw:text-style-name="P2" xml:id="id4" draw:id="id4" draw:layer="layout" svg:width="4.445cm" svg:height="0.635cm" svg:x="2.587cm" svg:y="8.937cm">
          <text:p text:style-name="P1">(close the file)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4.809cm" svg:y1="9.572cm" svg:x2="4.809cm" svg:y2="10.208cm" draw:start-shape="id4" draw:start-glue-point="2" draw:end-shape="id5" draw:end-glue-point="0" svg:d="M4809 9572v636" svg:viewBox="0 0 1 637">
          <text:p/>
        </draw:connector>
        <draw:custom-shape draw:style-name="gr2" draw:text-style-name="P2" xml:id="id12" draw:id="id12" draw:layer="layout" svg:width="4.445cm" svg:height="0.635cm" svg:x="2.587cm" svg:y="20.05cm">
          <text:p text:style-name="P1">(close the file)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4.809cm" svg:y1="19.415cm" svg:x2="4.809cm" svg:y2="20.05cm" draw:start-shape="id11" draw:start-glue-point="2" draw:end-shape="id12" draw:end-glue-point="0" svg:d="M4809 19415v635" svg:viewBox="0 0 1 636">
          <text:p/>
        </draw:connector>
        <draw:custom-shape draw:style-name="gr1" draw:text-style-name="P2" xml:id="id13" draw:id="id13" draw:layer="layout" svg:width="4.445cm" svg:height="1.27cm" svg:x="2.587cm" svg:y="21.637cm">
          <text:p text:style-name="P1">Notify user that the file has been updated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4.809cm" svg:y1="20.685cm" svg:x2="4.809cm" svg:y2="21.637cm" draw:start-shape="id12" draw:start-glue-point="2" draw:end-shape="id13" draw:end-glue-point="0" svg:d="M4809 20685v952" svg:viewBox="0 0 1 953">
          <text:p/>
        </draw:connector>
        <draw:custom-shape draw:style-name="gr18" draw:text-style-name="P6" xml:id="id14" draw:id="id14" draw:layer="layout" svg:width="2.54cm" svg:height="0.953cm" svg:x="3.54cm" svg:y="2.587cm">
          <text:p text:style-name="P5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svg:x1="4.81cm" svg:y1="3.54cm" svg:x2="4.809cm" svg:y2="4.175cm" draw:start-shape="id14" draw:start-glue-point="8" draw:end-shape="id1" draw:end-glue-point="0" svg:d="M4810 3540v318h-1v317" svg:viewBox="0 0 2 636">
          <text:p/>
        </draw:connector>
        <draw:custom-shape draw:style-name="gr18" draw:text-style-name="P6" xml:id="id15" draw:id="id15" draw:layer="layout" svg:width="2.54cm" svg:height="0.953cm" svg:x="3.54cm" svg:y="23.542cm">
          <text:p text:style-name="P5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svg:x1="4.809cm" svg:y1="22.907cm" svg:x2="4.81cm" svg:y2="23.542cm" draw:start-shape="id13" draw:start-glue-point="2" draw:end-shape="id15" draw:end-glue-point="4" svg:d="M4809 22907v317h1v318" svg:viewBox="0 0 2 636">
          <text:p/>
        </draw:connector>
        <draw:custom-shape draw:style-name="gr21" draw:text-style-name="P7" xml:id="id17" draw:id="id17" draw:layer="layout" svg:width="4.445cm" svg:height="2.223cm" svg:x="8.937cm" svg:y="12.112cm">
          <text:p text:style-name="P5"><text:span text:style-name="T2">Are there more studen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8" xml:id="id16" draw:id="id16" draw:layer="layout" svg:width="0.635cm" svg:height="0.635cm" svg:x="10.842cm" svg:y="10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11.16cm" svg:y1="11.328cm" svg:x2="11.16cm" svg:y2="12.112cm" draw:start-shape="id16" draw:start-glue-point="8" draw:end-shape="id17" draw:end-glue-point="4" svg:d="M11160 11328v784" svg:viewBox="0 0 1 785">
          <text:p/>
        </draw:connector>
        <draw:custom-shape draw:style-name="gr24" draw:text-style-name="P6" xml:id="id18" draw:id="id18" draw:layer="layout" svg:width="3.81cm" svg:height="1.27cm" svg:x="9.255cm" svg:y="8.62cm">
          <text:p text:style-name="P5"><text:span text:style-name="T1">Start</text:span><text:span text:style-name="T1"><text:line-break/></text:span><text:span text:style-name="T1">List Stud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svg:x1="11.16cm" svg:y1="9.89cm" svg:x2="11.16cm" svg:y2="10.693cm" draw:start-shape="id18" draw:start-glue-point="8" draw:end-shape="id16" draw:end-glue-point="4" svg:d="M11160 9890v803" svg:viewBox="0 0 1 804">
          <text:p/>
        </draw:connector>
        <draw:custom-shape draw:style-name="gr2" draw:text-style-name="P2" xml:id="id19" draw:id="id19" draw:layer="layout" svg:width="4.445cm" svg:height="0.635cm" svg:x="14.97cm" svg:y="12.906cm">
          <text:p text:style-name="P1">Print out the student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svg:x1="17.192cm" svg:y1="12.906cm" svg:x2="11.477cm" svg:y2="11.011cm" draw:start-shape="id19" draw:start-glue-point="0" draw:end-shape="id16" draw:end-glue-point="10" svg:d="M17192 12906v-1895h-5715" svg:viewBox="0 0 5716 1896">
          <text:p/>
        </draw:connector>
        <draw:connector draw:style-name="gr27" draw:text-style-name="P9" draw:layer="layout" svg:x1="13.382cm" svg:y1="13.224cm" svg:x2="14.97cm" svg:y2="13.223cm" draw:start-shape="id17" draw:start-glue-point="7" draw:end-shape="id19" draw:end-glue-point="3" svg:d="M13382 13224h794v-1h794" svg:viewBox="0 0 1589 2">
          <text:p text:style-name="P5"><text:span text:style-name="T3">Yes</text:span></text:p>
        </draw:connector>
        <draw:custom-shape draw:style-name="gr24" draw:text-style-name="P6" xml:id="id20" draw:id="id20" draw:layer="layout" svg:width="3.81cm" svg:height="1.27cm" svg:x="9.255cm" svg:y="15.605cm">
          <text:p text:style-name="P5"><text:span text:style-name="T1">End</text:span><text:span text:style-name="T1"><text:line-break/></text:span><text:span text:style-name="T1">List Stud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0" draw:layer="layout" svg:x1="11.16cm" svg:y1="14.335cm" svg:x2="11.16cm" svg:y2="15.605cm" draw:start-shape="id17" draw:start-glue-point="6" draw:end-shape="id20" draw:end-glue-point="4" svg:d="M11160 14335v1270" svg:viewBox="0 0 1 1271">
          <text:p text:style-name="P5"><text:span text:style-name="T3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1:13:43.454878096</meta:creation-date>
    <dc:date>2025-11-20T01:28:16.974137868</dc:date>
    <meta:editing-duration>PT3M48S</meta:editing-duration>
    <meta:editing-cycles>1</meta:editing-cycles>
    <meta:document-statistic meta:object-count="39"/>
    <meta:generator>LibreOffice/24.2.7.2$Linux_X86_64 LibreOffice_project/420$Build-2</meta:generator>
  </office:meta>
</office:document-meta>
</file>